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00000004001F68D9CE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svg:stroke-color="#ffffff" draw:fill="solid" draw:fill-color="#fdfdfd" draw:textarea-horizontal-align="justify" draw:textarea-vertical-align="middle" draw:auto-grow-height="false" fo:min-height="0.703cm" fo:min-width="1.088cm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dfdf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3.058cm" svg:x="1cm" svg:y="7.44cm">
          <draw:image xlink:href="Pictures/1000000000000600000004001F68D9CE.png" xlink:type="simple" xlink:show="embed" xlink:actuate="onLoad" draw:mime-type="image/png">
            <text:p/>
          </draw:image>
        </draw:frame>
        <draw:custom-shape draw:style-name="gr2" draw:text-style-name="P2" draw:layer="layout" svg:width="3.175cm" svg:height="1.905cm" svg:x="7.985cm" svg:y="16.8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2" draw:layer="layout" svg:width="3.175cm" svg:height="1.905cm" svg:x="11.16cm" svg:y="16.8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6-02-13T08:13:51.636989409</dc:date>
    <meta:editing-duration>PT1M20S</meta:editing-duration>
    <meta:editing-cycles>1</meta:editing-cycles>
    <meta:document-statistic meta:object-count="3"/>
    <meta:generator>LibreOffice/25.2.7.2$Linux_X86_64 LibreOffice_project/520$Build-2</meta:generator>
  </office:meta>
</office:document-meta>
</file>